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755" officeooo:paragraph-rsid="00003755"/>
    </style:style>
    <style:style style:name="P2" style:family="paragraph" style:parent-style-name="Table_20_Contents">
      <style:text-properties officeooo:rsid="00003755" officeooo:paragraph-rsid="00003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ajor components of the bot are ~</text:p>
      <text:p text:style-name="P1"/>
      <text:p text:style-name="P2">(i) The Radio Controller- It is used to input commands wirelessly from user to the robot.</text:p>
      <text:p text:style-name="P2"/>
      <text:p text:style-name="P2">(ii) The Receiver located at the platform receives the commands and sends them to the controller module.</text:p>
      <text:p text:style-name="P2"/>
      <text:p text:style-name="P2">(iii) The Controller Module converts user commands and the data from the sensors to be processed in the hopping algorithm.</text:p>
      <text:p text:style-name="P2"/>
      <text:p text:style-name="P2">(iv) The Hopping Mechanism consists of three legs that have springs which continuously compress and decompress in a quick manner in order to lift the robot from the ground, thus performing a hopping movement.</text:p>
      <text:p text:style-name="P2"/>
      <text:p text:style-name="P2">Here a cam shaft is used to push the spring which provides compression and elongation of spr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0:30:45.980085745</meta:creation-date>
    <dc:date>2019-05-23T10:38:39.470197892</dc:date>
    <meta:editing-duration>PT7M5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2" meta:character-count="656" meta:non-whitespace-character-count="549"/>
  </office:meta>
</office:document-meta>
</file>